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6"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7"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No_20_Spacing">
      <style:text-properties style:font-name="Century Gothic" fo:font-size="10pt" style:font-size-asian="10pt" style:font-size-complex="10pt"/>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language="en" fo:country="SG" style:font-name-asian="Calibri1" style:language-asian="zh" style:country-asian="CN" style:font-name-complex="Courier New"/>
    </style:style>
    <style:style style:name="T2" style:family="text">
      <style:text-properties fo:language="en" fo:country="SG" style:font-name-asian="SimSun" style:language-asian="zh" style:country-asian="CN"/>
    </style:style>
    <style:style style:name="T3" style:family="text">
      <style:text-properties fo:language="en" fo:country="SG" style:text-underline-style="solid" style:text-underline-width="auto" style:text-underline-color="font-color" fo:font-weight="normal" style:font-name-asian="SimSun" style:language-asian="zh" style:country-asian="CN" style:font-weight-asian="normal" style:font-weight-complex="normal"/>
    </style:style>
    <style:style style:name="T4" style:family="text">
      <style:text-properties fo:language="en" fo:country="SG" style:text-underline-style="none" fo:font-weight="normal" style:font-name-asian="SimSun" style:language-asian="zh" style:country-asian="CN" style:font-weight-asian="normal" style:font-weight-complex="normal"/>
    </style:style>
    <style:style style:name="T5"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laceholder text:placeholder-type="text">&lt;o.name&gt;</text:placeholder></text:span>. </text:p>
      <text:p text:style-name="P2">Company Registration No : <text:span text:style-name="T2"><text:placeholder text:placeholder-type="text">&lt;o.uen&gt;</text:placeholder></text:span> </text:p>
      <text:p text:style-name="P2">(Incorporated in the Republic of Singapore) </text:p>
      <text:p text:style-name="P1"/>
      <text:p text:style-name="P1"/>
      <text:p text:style-name="P1"/>
      <text:p text:style-name="P5">DIRECTORS' RESOLUTION IN WRITING PURSUANT TO </text:p>
      <text:p text:style-name="P5">THE ARTICLES OF ASSOCIATION OF THE COMPANY </text:p>
      <text:p text:style-name="P1"><text:tab/><text:tab/> </text:p>
      <text:p text:style-name="P1"/>
      <text:p text:style-name="P1"/>
      <text:p text:style-name="P1">We, the undersigned, being the directors of the Company do on this date, agree and consent to pass the following resolution as Directors’ Resolution in writing pursuant to the Articles of Association of the Company. </text:p>
      <text:p text:style-name="P1"/>
      <text:p text:style-name="P1">The following resolution were passed : </text:p>
      <text:p text:style-name="P1"/>
      <text:p text:style-name="P3">1. <text:s text:c="2"/>CONFIRMATION OF COMPANY DORMANT STATUS </text:p>
      <text:p text:style-name="P1">The directors have confirmed that the Company has remained dormant for the financial year ended <text:span text:style-name="T4"><text:placeholder text:placeholder-type="text">&lt;convert_date_d_B_Y(o.fs_end_date)&gt;</text:placeholder></text:span>. </text:p>
      <text:p text:style-name="P1"><text:tab/> </text:p>
      <text:p text:style-name="P1"/>
      <text:p text:style-name="P3">2. <text:s text:c="2"/>ANNUAL GENERAL MEETING </text:p>
      <text:p text:style-name="P1"><text:s text:c="6"/>RESOLVED that the 6th Annual General Meeting of the Company be deemed held by way <text:s/></text:p>
      <text:p text:style-name="P1"><text:s text:c="6"/>of the Members’ minutes in writing pursuant to the Articles of Association of the Company. <text:s/></text:p>
      <text:p text:style-name="P1"/>
      <text:p text:style-name="P1"/>
      <text:p text:style-name="P1"/>
      <text:p text:style-name="P5">SIGNED AS CORRECT RECORD </text:p>
      <text:p text:style-name="P5">On Behalf of the Board </text:p>
      <text:p text:style-name="P1"/>
      <text:p text:style-name="P6"><text:placeholder text:placeholder-type="text">&lt;for each="line in get_2directorin1line(o.id)"&gt;</text:placeholder></text:p>
      <text:p text:style-name="P8"/>
      <text:p text:style-name="P8"/>
      <text:p text:style-name="P8"/>
      <text:p text:style-name="P8">__________________________________ <text:s text:c="16"/><text:tab/> <text:span text:style-name="T5"><text:placeholder text:placeholder-type="text">&lt;if test="line['director2']!=''"&gt;</text:placeholder></text:span>_________________________________<text:span text:style-name="T5"><text:placeholder text:placeholder-type="text">&lt;/if&gt;</text:placeholder></text:span></text:p>
      <text:p text:style-name="P7"><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8">Director<text:tab/><text:tab/><text:tab/><text:tab/><text:tab/><text:tab/> <text:span text:style-name="T5"><text:placeholder text:placeholder-type="text">&lt;if test="line['director2']!=''"&gt;</text:placeholder></text:span>Director<text:span text:style-name="T5"><text:placeholder text:placeholder-type="text">&lt;/if&gt;</text:placeholder></text:span> <text:s text:c="18"/></text:p>
      <text:p text:style-name="P6"><text:placeholder text:placeholder-type="text">&lt;/for&gt;</text:placeholder></text:p>
      <text:p text:style-name="P1"/>
      <text:p text:style-name="P1">Date : <text:span text:style-name="T2"><text:placeholder text:placeholder-type="text">&lt;get_datenow()&gt;</text:placeholder></text:span></text:p>
      <text:p text:style-name="P1"/>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03:35</meta:creation-date>
    <dc:date>2015-12-08T19:55:50</dc:date>
    <dc:creator>phung11764 </dc:creator>
    <meta:editing-duration>PT52S</meta:editing-duration>
    <meta:editing-cycles>10</meta:editing-cycles>
    <meta:generator>LibreOffice/3.5$Linux_X86_64 LibreOffice_project/350m1$Build-2</meta:generator>
    <meta:document-statistic meta:table-count="0" meta:image-count="0" meta:object-count="0" meta:page-count="1" meta:paragraph-count="23" meta:word-count="148" meta:character-count="1234" meta:non-whitespace-character-count="1024"/>
  </office:meta>
</office:document-meta>
</file>